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8000001511BFDD688.png" manifest:media-type="image/png"/>
  <manifest:file-entry manifest:full-path="Pictures/10000001000000E4000001331AD56861.png" manifest:media-type="image/png"/>
  <manifest:file-entry manifest:full-path="Pictures/10000001000000DF000000CFB9EF2380.png" manifest:media-type="image/png"/>
  <manifest:file-entry manifest:full-path="Pictures/10000001000000D30000011B28A5D437.png" manifest:media-type="image/png"/>
  <manifest:file-entry manifest:full-path="Pictures/10000001000000CE000000D7FC7F1395.png" manifest:media-type="image/png"/>
  <manifest:file-entry manifest:full-path="Pictures/10000001000000D4000001137E75655A.png" manifest:media-type="image/png"/>
  <manifest:file-entry manifest:full-path="Pictures/10000001000000C700000107D30DB343.png" manifest:media-type="image/png"/>
  <manifest:file-entry manifest:full-path="Pictures/1000000100000165000000C1C33C6C4D.png" manifest:media-type="image/png"/>
  <manifest:file-entry manifest:full-path="Pictures/10000001000000E60000009B4A02A4D0.png" manifest:media-type="image/png"/>
  <manifest:file-entry manifest:full-path="Pictures/10000001000000D30000011B25E8A610.png" manifest:media-type="image/png"/>
  <manifest:file-entry manifest:full-path="Pictures/10000001000000A5000000E2E463B59F.png" manifest:media-type="image/png"/>
  <manifest:file-entry manifest:full-path="Pictures/10000001000000A5000001074207FECE.png" manifest:media-type="image/png"/>
  <manifest:file-entry manifest:full-path="Pictures/10000001000000E400000122F4C9599D.png" manifest:media-type="image/png"/>
  <manifest:file-entry manifest:full-path="Pictures/10000001000000BE00000118B592966C.png" manifest:media-type="image/png"/>
  <manifest:file-entry manifest:full-path="Pictures/10000001000000CA000000E5E414D862.png" manifest:media-type="image/png"/>
  <manifest:file-entry manifest:full-path="Pictures/10000001000000D30000011BC333F21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594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26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80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41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45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loext:softedge-radius="0.176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false" fo:min-height="0.826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false" fo:min-height="0.186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cm" fo:min-width="0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loext:glow-radius="0cm" loext:glow-color="#696969" loext:softedge-radius="0.176cm" draw:color-mode="standard" draw:luminance="0%" draw:contrast="0%" draw:gamma="100%" draw:red="0%" draw:green="0%" draw:blue="0%" fo:clip="rect(0cm, 1.771cm, 0cm, 0cm)" draw:image-opacity="100%" style:mirror="none" loext:decorative="false"/>
    </style:style>
    <style:style style:name="P1" style:family="paragraph">
      <loext:graphic-properties draw:fill="none" draw:fill-color="#ffffff"/>
      <style:text-properties fo:font-size="22pt" fo:font-weight="bold" style:font-size-asian="22pt" style:font-size-complex="22pt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 draw:opacity="50%"/>
    </style:style>
    <style:style style:name="T1" style:family="text">
      <style:text-properties fo:font-size="22pt" fo:font-weight="bold" style:font-size-asian="22pt" style:font-size-complex="22pt"/>
    </style:style>
    <style:style style:name="T2" style:family="text">
      <style:text-properties style:text-position="-8% 58%" fo:font-size="22pt" fo:font-weight="bold" style:font-size-asian="22pt" style:font-size-complex="22pt"/>
    </style:style>
    <style:style style:name="T3" style:family="text">
      <style:text-properties fo:font-size="21pt" fo:font-weight="bold" style:font-size-asian="21pt" style:font-weight-asian="bold" style:font-size-complex="2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93cm" svg:height="1.987cm" svg:x="3.12cm" svg:y="0.493cm">
          <draw:text-box>
            <text:p><text:span text:style-name="T1">C</text:span><text:span text:style-name="T1">a</text:span></text:p>
          </draw:text-box>
        </draw:frame>
        <draw:frame draw:style-name="gr2" draw:text-style-name="P1" draw:layer="layout" svg:width="2.094cm" svg:height="1.119cm" svg:x="7.219cm" svg:y="0.484cm">
          <draw:text-box>
            <text:p><text:span text:style-name="T1">C</text:span><text:span text:style-name="T1">a</text:span><text:span text:style-name="T1">O</text:span></text:p>
          </draw:text-box>
        </draw:frame>
        <draw:frame draw:style-name="gr3" draw:text-style-name="P1" draw:layer="layout" svg:width="3.762cm" svg:height="1.119cm" svg:x="11.048cm" svg:y="0.493cm">
          <draw:text-box>
            <text:p><text:span text:style-name="T1">Ca</text:span><text:span text:style-name="T1">O·</text:span><text:span text:style-name="T1">H</text:span><text:span text:style-name="T2">2</text:span><text:span text:style-name="T1">O</text:span></text:p>
          </draw:text-box>
        </draw:frame>
        <draw:frame draw:style-name="gr4" draw:text-style-name="P1" draw:layer="layout" svg:width="2.301cm" svg:height="1.119cm" svg:x="17.46cm" svg:y="0.493cm">
          <draw:text-box>
            <text:p><text:span text:style-name="T1">CaH</text:span><text:span text:style-name="T2">2</text:span></text:p>
          </draw:text-box>
        </draw:frame>
        <draw:frame draw:style-name="gr5" draw:text-style-name="P2" draw:layer="layout" svg:width="0.913cm" svg:height="1.077cm" svg:x="0.994cm" svg:y="3.104cm">
          <draw:text-box>
            <text:p><text:span text:style-name="T3">e</text:span></text:p>
          </draw:text-box>
        </draw:frame>
        <draw:frame draw:style-name="gr6" draw:text-style-name="P2" draw:layer="layout" svg:width="0.955cm" svg:height="1.077cm" svg:x="1.074cm" svg:y="9.216cm">
          <draw:text-box>
            <text:p><text:span text:style-name="T3">f</text:span></text:p>
          </draw:text-box>
        </draw:frame>
        <draw:frame draw:style-name="gr5" draw:text-style-name="P2" draw:layer="layout" svg:width="0.955cm" svg:height="1.077cm" svg:x="1.101cm" svg:y="14.504cm">
          <draw:text-box>
            <text:p><text:span text:style-name="T3">g</text:span></text:p>
          </draw:text-box>
        </draw:frame>
        <draw:frame draw:style-name="gr6" draw:text-style-name="P2" draw:layer="layout" svg:width="0.955cm" svg:height="1.077cm" svg:x="1.181cm" svg:y="20.285cm">
          <draw:text-box>
            <text:p><text:span text:style-name="T3">h</text:span></text:p>
          </draw:text-box>
        </draw:frame>
        <draw:frame draw:style-name="gr7" draw:text-style-name="P3" draw:layer="layout" svg:width="4.914cm" svg:height="4.561cm" svg:x="1.49cm" svg:y="2.213cm">
          <draw:image xlink:href="Pictures/10000001000000DF000000CFB9EF2380.png" xlink:type="simple" xlink:show="embed" xlink:actuate="onLoad" draw:mime-type="image/png">
            <text:p/>
          </draw:image>
        </draw:frame>
        <draw:frame draw:style-name="gr8" draw:text-style-name="P4" draw:layer="layout" svg:width="1.734cm" svg:height="1.076cm" svg:x="3.143cm" svg:y="4.086cm">
          <draw:text-box>
            <text:p>2.22</text:p>
          </draw:text-box>
        </draw:frame>
        <draw:frame draw:style-name="gr7" draw:text-style-name="P3" draw:layer="layout" svg:width="3.64cm" svg:height="3.8cm" svg:x="6.641cm" svg:y="2.362cm">
          <draw:image xlink:href="Pictures/10000001000000CE000000D7FC7F1395.png" xlink:type="simple" xlink:show="embed" xlink:actuate="onLoad" draw:mime-type="image/png">
            <text:p/>
          </draw:image>
        </draw:frame>
        <draw:frame draw:style-name="gr9" draw:text-style-name="P4" draw:layer="layout" svg:width="1.734cm" svg:height="0.962cm" svg:x="8.009cm" svg:y="3.938cm">
          <draw:text-box>
            <text:p>2.77</text:p>
          </draw:text-box>
        </draw:frame>
        <draw:frame draw:style-name="gr7" draw:text-style-name="P3" draw:layer="layout" svg:width="3.906cm" svg:height="4.428cm" svg:x="11.123cm" svg:y="1.695cm">
          <draw:image xlink:href="Pictures/10000001000000CA000000E5E414D862.png" xlink:type="simple" xlink:show="embed" xlink:actuate="onLoad" draw:mime-type="image/png">
            <text:p/>
          </draw:image>
        </draw:frame>
        <draw:frame draw:style-name="gr10" draw:text-style-name="P4" draw:layer="layout" svg:width="1.734cm" svg:height="0.962cm" svg:x="12.326cm" svg:y="3.426cm">
          <draw:text-box>
            <text:p>2.32</text:p>
          </draw:text-box>
        </draw:frame>
        <draw:frame draw:style-name="gr11" draw:text-style-name="P3" draw:layer="layout" svg:width="5.315cm" svg:height="3.536cm" svg:x="15.536cm" svg:y="1.973cm">
          <draw:image xlink:href="Pictures/1000000100000165000000C1C33C6C4D.png" xlink:type="simple" xlink:show="embed" xlink:actuate="onLoad" draw:mime-type="image/png">
            <text:p/>
          </draw:image>
        </draw:frame>
        <draw:frame draw:style-name="gr10" draw:text-style-name="P4" draw:layer="layout" svg:width="1.734cm" svg:height="0.962cm" svg:x="15.699cm" svg:y="2.546cm">
          <draw:text-box>
            <text:p>2.31</text:p>
          </draw:text-box>
        </draw:frame>
        <draw:frame draw:style-name="gr7" draw:text-style-name="P3" draw:layer="layout" svg:width="4.122cm" svg:height="5.646cm" svg:x="1.548cm" svg:y="7.192cm">
          <draw:image xlink:href="Pictures/10000001000000A5000000E2E463B59F.png" xlink:type="simple" xlink:show="embed" xlink:actuate="onLoad" draw:mime-type="image/png">
            <text:p/>
          </draw:image>
        </draw:frame>
        <draw:frame draw:style-name="gr10" draw:text-style-name="P4" draw:layer="layout" svg:width="1.734cm" svg:height="0.962cm" svg:x="4.413cm" svg:y="9.814cm">
          <draw:text-box>
            <text:p>2.18</text:p>
          </draw:text-box>
        </draw:frame>
        <draw:frame draw:style-name="gr7" draw:text-style-name="P3" draw:layer="layout" svg:width="4.478cm" svg:height="5.81cm" svg:x="6.268cm" svg:y="6.665cm">
          <draw:image xlink:href="Pictures/10000001000000D4000001137E75655A.png" xlink:type="simple" xlink:show="embed" xlink:actuate="onLoad" draw:mime-type="image/png">
            <text:p/>
          </draw:image>
        </draw:frame>
        <draw:frame draw:style-name="gr10" draw:text-style-name="P4" draw:layer="layout" svg:width="1.734cm" svg:height="0.962cm" svg:x="9.251cm" svg:y="8.742cm">
          <draw:text-box>
            <text:p>2.64</text:p>
          </draw:text-box>
        </draw:frame>
        <draw:frame draw:style-name="gr7" draw:text-style-name="P3" draw:layer="layout" svg:width="3.808cm" svg:height="6.07cm" svg:x="11.273cm" svg:y="6.517cm">
          <draw:image xlink:href="Pictures/10000001000000A5000001074207FECE.png" xlink:type="simple" xlink:show="embed" xlink:actuate="onLoad" draw:mime-type="image/png">
            <text:p/>
          </draw:image>
        </draw:frame>
        <draw:frame draw:style-name="gr10" draw:text-style-name="P4" draw:layer="layout" svg:width="1.734cm" svg:height="0.962cm" svg:x="11.717cm" svg:y="9.336cm">
          <draw:text-box>
            <text:p>2.10</text:p>
          </draw:text-box>
        </draw:frame>
        <draw:frame draw:style-name="gr7" draw:text-style-name="P3" draw:layer="layout" svg:width="4.931cm" svg:height="3.323cm" svg:x="15.744cm" svg:y="7.231cm">
          <draw:image xlink:href="Pictures/10000001000000E60000009B4A02A4D0.png" xlink:type="simple" xlink:show="embed" xlink:actuate="onLoad" draw:mime-type="image/png">
            <text:p/>
          </draw:image>
        </draw:frame>
        <draw:frame draw:style-name="gr10" draw:text-style-name="P4" draw:layer="layout" svg:width="1.734cm" svg:height="0.962cm" svg:x="18.861cm" svg:y="7.484cm">
          <draw:text-box>
            <text:p>2.18</text:p>
          </draw:text-box>
        </draw:frame>
        <draw:frame draw:style-name="gr7" draw:text-style-name="P3" draw:layer="layout" svg:width="3.347cm" svg:height="4.424cm" svg:x="2.459cm" svg:y="13.028cm">
          <draw:image xlink:href="Pictures/10000001000000C700000107D30DB343.png" xlink:type="simple" xlink:show="embed" xlink:actuate="onLoad" draw:mime-type="image/png">
            <text:p/>
          </draw:image>
        </draw:frame>
        <draw:frame draw:style-name="gr10" draw:text-style-name="P4" draw:layer="layout" svg:width="1.734cm" svg:height="0.962cm" svg:x="2.483cm" svg:y="14.956cm">
          <draw:text-box>
            <text:p>2.28</text:p>
          </draw:text-box>
        </draw:frame>
        <draw:frame draw:style-name="gr7" draw:text-style-name="P3" draw:layer="layout" svg:width="3.961cm" svg:height="5.038cm" svg:x="6.812cm" svg:y="12.983cm">
          <draw:image xlink:href="Pictures/10000001000000E400000122F4C9599D.png" xlink:type="simple" xlink:show="embed" xlink:actuate="onLoad" draw:mime-type="image/png">
            <text:p/>
          </draw:image>
        </draw:frame>
        <draw:frame draw:style-name="gr10" draw:text-style-name="P4" draw:layer="layout" svg:width="1.734cm" svg:height="0.962cm" svg:x="7.866cm" svg:y="15.157cm">
          <draw:text-box>
            <text:p>2.57</text:p>
          </draw:text-box>
        </draw:frame>
        <draw:frame draw:style-name="gr7" draw:text-style-name="P3" draw:layer="layout" svg:width="3.514cm" svg:height="5.178cm" svg:x="11.283cm" svg:y="12.867cm">
          <draw:image xlink:href="Pictures/10000001000000BE00000118B592966C.png" xlink:type="simple" xlink:show="embed" xlink:actuate="onLoad" draw:mime-type="image/png">
            <text:p/>
          </draw:image>
        </draw:frame>
        <draw:frame draw:style-name="gr10" draw:text-style-name="P4" draw:layer="layout" svg:width="1.734cm" svg:height="0.962cm" svg:x="12.124cm" svg:y="15.248cm">
          <draw:text-box>
            <text:p>2.07</text:p>
          </draw:text-box>
        </draw:frame>
        <draw:frame draw:style-name="gr7" draw:text-style-name="P3" draw:layer="layout" svg:width="4.378cm" svg:height="5.872cm" svg:x="16.033cm" svg:y="12.282cm">
          <draw:image xlink:href="Pictures/10000001000000D30000011BC333F212.png" xlink:type="simple" xlink:show="embed" xlink:actuate="onLoad" draw:mime-type="image/png">
            <text:p/>
          </draw:image>
        </draw:frame>
        <draw:frame draw:style-name="gr10" draw:text-style-name="P4" draw:layer="layout" svg:width="1.734cm" svg:height="0.962cm" svg:x="19.408cm" svg:y="15.257cm">
          <draw:text-box>
            <text:p>2.43</text:p>
          </draw:text-box>
        </draw:frame>
        <draw:frame draw:style-name="gr7" draw:text-style-name="P3" draw:layer="layout" svg:width="4.089cm" svg:height="5.484cm" svg:x="1.858cm" svg:y="17.988cm">
          <draw:image xlink:href="Pictures/10000001000000D30000011B25E8A610.png" xlink:type="simple" xlink:show="embed" xlink:actuate="onLoad" draw:mime-type="image/png">
            <text:p/>
          </draw:image>
        </draw:frame>
        <draw:frame draw:style-name="gr10" draw:text-style-name="P4" draw:layer="layout" svg:width="1.734cm" svg:height="0.962cm" svg:x="4.311cm" svg:y="20.866cm">
          <draw:text-box>
            <text:p>2.37</text:p>
          </draw:text-box>
        </draw:frame>
        <draw:frame draw:style-name="gr7" draw:text-style-name="P3" draw:layer="layout" svg:width="4.226cm" svg:height="5.668cm" svg:x="6.584cm" svg:y="18.059cm">
          <draw:image xlink:href="Pictures/10000001000000D30000011B28A5D437.png" xlink:type="simple" xlink:show="embed" xlink:actuate="onLoad" draw:mime-type="image/png">
            <text:p/>
          </draw:image>
        </draw:frame>
        <draw:frame draw:style-name="gr10" draw:text-style-name="P4" draw:layer="layout" svg:width="1.734cm" svg:height="0.962cm" svg:x="9.098cm" svg:y="21.307cm">
          <draw:text-box>
            <text:p>2.44</text:p>
          </draw:text-box>
        </draw:frame>
        <draw:frame draw:style-name="gr7" draw:text-style-name="P3" draw:layer="layout" svg:width="3.802cm" svg:height="5.119cm" svg:x="11.385cm" svg:y="18.634cm">
          <draw:image xlink:href="Pictures/10000001000000E4000001331AD56861.png" xlink:type="simple" xlink:show="embed" xlink:actuate="onLoad" draw:mime-type="image/png">
            <text:p/>
          </draw:image>
        </draw:frame>
        <draw:frame draw:style-name="gr10" draw:text-style-name="P4" draw:layer="layout" svg:width="1.734cm" svg:height="0.962cm" svg:x="13.169cm" svg:y="21.155cm">
          <draw:text-box>
            <text:p>1.88</text:p>
          </draw:text-box>
        </draw:frame>
        <draw:frame draw:style-name="gr7" draw:text-style-name="P3" draw:layer="layout" svg:width="4.165cm" svg:height="6.05cm" svg:x="16.435cm" svg:y="18.515cm">
          <draw:image xlink:href="Pictures/10000001000000E8000001511BFDD688.png" xlink:type="simple" xlink:show="embed" xlink:actuate="onLoad" draw:mime-type="image/png">
            <text:p/>
          </draw:image>
        </draw:frame>
        <draw:frame draw:style-name="gr10" draw:text-style-name="P4" draw:layer="layout" svg:width="1.734cm" svg:height="0.962cm" svg:x="19.072cm" svg:y="21.906cm">
          <draw:text-box>
            <text:p>2.38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5:15:23.188434589</meta:creation-date>
    <dc:date>2024-06-20T20:25:25.397132282</dc:date>
    <meta:editing-duration>PT1H34M39S</meta:editing-duration>
    <meta:editing-cycles>13</meta:editing-cycles>
    <meta:generator>LibreOffice/7.6.7.2$Linux_X86_64 LibreOffice_project/60$Build-2</meta:generator>
    <meta:document-statistic meta:object-count="40"/>
  </office:meta>
</office:document-meta>
</file>